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officeooo:paragraph-rsid="00353dac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32d0ec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5c1c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6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2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" style:font-size-asian="12pt" style:font-size-complex="12pt"/>
    </style:style>
    <style:style style:name="T8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9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0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1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2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34bd6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c56e0" style:font-style-asian="normal" style:font-style-complex="normal"/>
    </style:style>
    <style:style style:name="T24" style:family="text">
      <style:text-properties fo:font-style="normal" officeooo:rsid="002ed69d" style:font-style-asian="normal" style:font-style-complex="normal"/>
    </style:style>
    <style:style style:name="T25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27" style:family="text">
      <style:text-properties officeooo:rsid="000e2190"/>
    </style:style>
    <style:style style:name="T28" style:family="text">
      <style:text-properties officeooo:rsid="000f14d5"/>
    </style:style>
    <style:style style:name="T29" style:family="text">
      <style:text-properties officeooo:rsid="00170895"/>
    </style:style>
    <style:style style:name="T30" style:family="text">
      <style:text-properties officeooo:rsid="001b74f8"/>
    </style:style>
    <style:style style:name="T31" style:family="text">
      <style:text-properties officeooo:rsid="001ca2d5"/>
    </style:style>
    <style:style style:name="T32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33" style:family="text">
      <style:text-properties officeooo:rsid="001d696d"/>
    </style:style>
    <style:style style:name="T34" style:family="text">
      <style:text-properties officeooo:rsid="001f5dfa"/>
    </style:style>
    <style:style style:name="T35" style:family="text">
      <style:text-properties officeooo:rsid="002147c9"/>
    </style:style>
    <style:style style:name="T36" style:family="text">
      <style:text-properties officeooo:rsid="0021a103"/>
    </style:style>
    <style:style style:name="T37" style:family="text">
      <style:text-properties officeooo:rsid="002341a3"/>
    </style:style>
    <style:style style:name="T38" style:family="text">
      <style:text-properties officeooo:rsid="0023a959"/>
    </style:style>
    <style:style style:name="T39" style:family="text">
      <style:text-properties officeooo:rsid="00244aa7"/>
    </style:style>
    <style:style style:name="T40" style:family="text">
      <style:text-properties officeooo:rsid="002a4f08"/>
    </style:style>
    <style:style style:name="T41" style:family="text">
      <style:text-properties officeooo:rsid="002c56e0"/>
    </style:style>
    <style:style style:name="T42" style:family="text">
      <style:text-properties officeooo:rsid="002cb578"/>
    </style:style>
    <style:style style:name="T43" style:family="text">
      <style:text-properties officeooo:rsid="0032d0ec"/>
    </style:style>
    <style:style style:name="T44" style:family="text">
      <style:text-properties officeooo:rsid="003360a5"/>
    </style:style>
    <style:style style:name="T45" style:family="text">
      <style:text-properties officeooo:rsid="00353dac"/>
    </style:style>
    <style:style style:name="T46" style:family="text">
      <style:text-properties officeooo:rsid="0037ba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4">yaoyansi@<text:span text:style-name="T45">aliyun</text:span>.com</text:p>
      <text:p text:style-name="P3">+86 135<text:span text:style-name="T27">0</text:span>-<text:span text:style-name="T27">194</text:span>-<text:span text:style-name="T27">8783</text:span></text:p>
      <text:p text:style-name="P1"/>
      <text:p text:style-name="P9">OBJECTIVE</text:p>
      <text:p text:style-name="P2">A position in <text:span text:style-name="T44">IT</text:span> Industry with special interests in <text:span text:style-name="T44">software engineering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2"><text:span text:style-name="T3">Languages:</text:span> C/C++, Python, Shell, Perl, <text:span text:style-name="T46">x86asm</text:span></text:p>
      <text:p text:style-name="P2"><text:span text:style-name="T3">Operation Systems:</text:span> Windows, Linux</text:p>
      <text:p text:style-name="P6"><text:span text:style-name="T3">Development Tools:</text:span> MSVC, <text:span text:style-name="T43">CodeBlocks, </text:span>CMake, SVN/Git, <text:span text:style-name="T43">Jude,</text:span> OpenGL/GLSL, OGRE, ODE, PhysX, Bullet, MayaAPI/mel, OpenCollada, <text:span text:style-name="T46">MASM</text:span></text:p>
      <text:p text:style-name="P2"><text:span text:style-name="T3">Graphics Tools:</text:span> Maya, Blender, Photoshop</text:p>
      <text:p text:style-name="P7">Others: <text:span text:style-name="T22">Design Pattern</text:span></text:p>
      <text:p text:style-name="P1"/>
      <text:p text:style-name="P1"/>
      <text:p text:style-name="P9">EXPERIENCE</text:p>
      <text:p text:style-name="P5"><text:span text:style-name="T5">Software Engineer </text:span><text:s text:c="18"/>Sept<text:span text:style-name="T28">ember </text:span>201<text:span text:style-name="T28">3</text:span></text:p>
      <text:p text:style-name="P5"><text:span text:style-name="T28">Renderer R&amp;D</text:span> Department, <text:span text:style-name="T1"><text:s/></text:span><text:span text:style-name="T2">ShangHai CudaTec Technology Development Limited Company</text:span></text:p>
      <text:list xml:id="list8473000326615790972" text:style-name="L1">
        <text:list-item>
          <text:p text:style-name="P11"><text:span text:style-name="T12">D</text:span><text:span text:style-name="T13">esigned, implemented and tested</text:span><text:span text:style-name="T12"> a Maya plug-in for </text:span><text:span text:style-name="T14">a o</text:span><text:span text:style-name="T19">ffline </text:span><text:span text:style-name="T14">r</text:span><text:span text:style-name="T12">enderer </text:span><text:span text:style-name="T15">using agile methodologies: continuous integration, test-driven development, unit testing </text:span><text:span text:style-name="T18">and automation testing</text:span><text:span text:style-name="T15">. </text:span><text:span text:style-name="T20">And took the responsibility for releasing the package from alpha1 to alpha5.</text:span></text:p>
        </text:list-item>
        <text:list-item>
          <text:p text:style-name="P11"><text:span text:style-name="T16">Responsible for </text:span><text:span text:style-name="T15">planning, </text:span><text:span text:style-name="T16">design, development, </text:span><text:span text:style-name="T18">collaboration, </text:span><text:span text:style-name="T15">code review, testing and</text:span><text:span text:style-name="T16"> </text:span><text:span text:style-name="T15">release.</text:span></text:p>
        </text:list-item>
        <text:list-item>
          <text:p text:style-name="P15">Created and maintained the code server for the team.</text:p>
        </text:list-item>
        <text:list-item>
          <text:p text:style-name="P11"><text:span text:style-name="T15">P</text:span><text:span text:style-name="T17">rovided </text:span><text:span text:style-name="T15">service</text:span><text:span text:style-name="T17">s</text:span><text:span text:style-name="T15"> for test clients and users.</text:span></text:p>
        </text:list-item>
      </text:list>
      <text:p text:style-name="P2"/>
      <text:p text:style-name="P2"><text:span text:style-name="T5">Software Engineer </text:span><text:s text:c="18"/>June 2012</text:p>
      <text:p text:style-name="P2">Production Department, <text:span text:style-name="T1">Geodo Space Information Technology Limited Company</text:span></text:p>
      <text:list xml:id="list2983764951466851154" text:style-name="L2">
        <text:list-item>
          <text:p text:style-name="P16">Developed a tornado particle effect <text:span text:style-name="T29">for OSG engine.</text:span></text:p>
        </text:list-item>
        <text:list-item>
          <text:p text:style-name="P17">Trimmed ossim for our engine.</text:p>
          <text:p text:style-name="P17"/>
          <text:p text:style-name="P32"/>
        </text:list-item>
      </text:list>
      <text:p text:style-name="P2"><text:span text:style-name="T5">Software Engineer </text:span><text:s text:c="18"/>March 2011</text:p>
      <text:p text:style-name="P2">3D Graphics Department, <text:span text:style-name="T1">Institute of Automation Chinese Academy of Sciences</text:span></text:p>
      <text:list xml:id="list225324767494445" text:continue-numbering="true" text:style-name="L2">
        <text:list-item>
          <text:p text:style-name="P19">Developed the 3D virtual world based on <text:span text:style-name="T3">RealXtend </text:span><text:span text:style-name="T4">with the integration of Kinect(server and client), OgreHaptics, </text:span><text:span text:style-name="T24">fluid surface construction and UI localization.</text:span></text:p>
        </text:list-item>
        <text:list-item>
          <text:p text:style-name="P12"><text:span text:style-name="T7">Integrated Blender's GPU renderer </text:span><text:span text:style-name="T11">Cycles</text:span><text:span text:style-name="T7"> with parallel rendering middle-ware </text:span><text:span text:style-name="T11">Equalizer</text:span><text:span text:style-name="T7">.</text:span></text:p>
        </text:list-item>
      </text:list>
      <text:p text:style-name="P2"/>
      <text:p text:style-name="P2"><text:span text:style-name="T5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6">, Beijing </text:span></text:p>
      <text:list xml:id="list225325014842368" text:continue-numbering="true" text:style-name="L2">
        <text:list-item>
          <text:p text:style-name="P20">Developed the core module of lip-sync plug-in for Maya. (T<text:span text:style-name="T30">his plug-in has been registered </text:span><text:soft-page-break/><text:span text:style-name="T30">as the software property with the software copyright registration ID 0183406</text:span>)</text:p>
        </text:list-item>
        <text:list-item>
          <text:p text:style-name="P21">Developed a <text:span text:style-name="T25">product-quality Maya t</text:span><text:span text:style-name="T26">o 3DS </text:span>t<text:span text:style-name="T38">ranslator</text:span> for R<text:span text:style-name="T38">edboard Ltd</text:span>.</text:p>
        </text:list-item>
        <text:list-item>
          <text:p text:style-name="P21">Developed <text:span text:style-name="T38">a </text:span>rigid/<text:span text:style-name="T31">soft</text:span> body dynamic system for Maya based on Bullet Physics Engine.</text:p>
        </text:list-item>
        <text:list-item>
          <text:p text:style-name="P21">Developed a procedural texture <text:span text:style-name="T31">which projects the inner region of a closed NURBS to a texture</text:span>.</text:p>
        </text:list-item>
        <text:list-item>
          <text:p text:style-name="P21">O<text:span text:style-name="T39">ptimized the modules</text:span> in pre-check process, and save<text:span text:style-name="T40">d </text:span>80% time for th<text:span text:style-name="T39">at process</text:span>.</text:p>
        </text:list-item>
        <text:list-item>
          <text:p text:style-name="P21">I<text:span text:style-name="T31">mplemented the core module in the paper: <text:s/></text:span><text:span text:style-name="T32">A System to Reuse Facial Rigs and Animations.</text:span></text:p>
        </text:list-item>
        <text:list-item>
          <text:p text:style-name="P29">Parsed <text:s/>Maya Geometry Cache(*.mc) format and Maya Particle Cache(*.pdc) <text:s/>format.</text:p>
        </text:list-item>
        <text:list-item>
          <text:p text:style-name="P21">Maintained LiquidMaya.</text:p>
        </text:list-item>
        <text:list-item>
          <text:p text:style-name="P21">Designed <text:span text:style-name="T31">and deployed </text:span>the SVN server, <text:span text:style-name="T31">a</text:span>nd developed the backup/restore scripts for the SVN server.</text:p>
        </text:list-item>
      </text:list>
      <text:p text:style-name="P2"/>
      <text:p text:style-name="P2"><text:span text:style-name="T5">Software Engineer</text:span><text:span text:style-name="T1"> </text:span><text:s text:c="17"/>September 2008</text:p>
      <text:p text:style-name="P2">System Department, <text:span text:style-name="T1">Tuya Software Corporation</text:span><text:span text:style-name="T6">, Beijing</text:span><text:span text:style-name="T1"> </text:span></text:p>
      <text:list xml:id="list225324985219626" text:continue-numbering="true" text:style-name="L2">
        <text:list-item>
          <text:p text:style-name="P21">Participated the development of <text:s/>TUYA World II which is a 3D virtual world <text:span text:style-name="T33">on-line game, including Friends System, District System</text:span>.</text:p>
        </text:list-item>
      </text:list>
      <text:p text:style-name="P2"/>
      <text:p text:style-name="P2"><text:span text:style-name="T5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25325029904156" text:continue-numbering="true" text:style-name="L2">
        <text:list-item>
          <text:p text:style-name="P22">P<text:span text:style-name="T34">art of a team for software </text:span>automat<text:span text:style-name="T34">ion </text:span>test.</text:p>
        </text:list-item>
      </text:list>
      <text:p text:style-name="P2"/>
      <text:p text:style-name="P2"><text:span text:style-name="T5">Software Engineer(intern)</text:span> <text:s text:c="5"/>March 2007</text:p>
      <text:p text:style-name="P2"><text:span text:style-name="T1">R&amp;D center of Notebook Computer, Lenovo</text:span>, Beijing </text:p>
      <text:list xml:id="list225326009867822" text:continue-numbering="true" text:style-name="L2">
        <text:list-item>
          <text:p text:style-name="P22">Developed a 3D mini-game for exhibiting the gravity system in Lenovo's notebook <text:s/>computer.</text:p>
        </text:list-item>
      </text:list>
      <text:p text:style-name="P1"/>
      <text:p text:style-name="P1"/>
      <text:p text:style-name="P9">RESEARCH</text:p>
      <text:p text:style-name="P2">M<text:span text:style-name="T37">aster's Thesis:</text:span></text:p>
      <text:list xml:id="list5765701755991999570" text:style-name="L3">
        <text:list-item>
          <text:p text:style-name="P26">R<text:span text:style-name="T37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25325436977499" text:continue-list="list225326009867822" text:style-name="L2">
        <text:list-item>
          <text:p text:style-name="P27">A System to Reuse Facial Rigs and Animations</text:p>
        </text:list-item>
      </text:list>
      <text:p text:style-name="P1"/>
      <text:p text:style-name="P1"/>
      <text:p text:style-name="P9">OPEN-SOURCE PROJECTS</text:p>
      <text:list xml:id="list225324613242928" text:continue-numbering="true" text:style-name="L2">
        <text:list-item>
          <text:p text:style-name="P13"><text:span text:style-name="T7">Maya2renderer(</text:span><text:a xlink:type="simple" xlink:href="https://github.com/maya2renderer/maya2renderer"><text:span text:style-name="T7">https://github.com/maya2renderer/maya2renderer</text:span></text:a><text:span text:style-name="T7">)</text:span></text:p>
          <text:p text:style-name="P13"><text:span text:style-name="T7">R</text:span><text:span text:style-name="T10">ole: Creator</text:span></text:p>
          <text:p text:style-name="P23">Based on LiquidMaya, this project aims to provide a framework to translate Maya d<text:span text:style-name="T35">ata</text:span> to <text:span text:style-name="T35">a</text:span> renderer. I<text:span text:style-name="T35">t supports 3Delight</text:span>, Elvishray and Appleseed <text:span text:style-name="T36">now.</text:span></text:p>
          <text:p text:style-name="P23"/>
        </text:list-item>
        <text:list-item>
          <text:p text:style-name="P23">M<text:span text:style-name="T35">ayaExporter(</text:span><text:a xlink:type="simple" xlink:href="http://code.google.com/p/mayaexporter/"><text:span text:style-name="T35">http://code.google.com/p/mayaexporter/</text:span></text:a><text:span text:style-name="T35">)</text:span></text:p>
          <text:p text:style-name="P24">R<text:span text:style-name="T41">ole: Creator</text:span></text:p>
          <text:p text:style-name="P23"><text:span text:style-name="T42">Refactored an exporter based on </text:span>ColladaMaya.</text:p>
          <text:p text:style-name="P23"/>
        </text:list-item>
        <text:list-item>
          <text:p text:style-name="P13"><text:span text:style-name="T7">GPExport</text:span><text:span text:style-name="T8">er</text:span><text:span text:style-name="T7">(</text:span><text:a xlink:type="simple" xlink:href="http://code.google.com/p/gpexport/"><text:span text:style-name="T7">http://code.google.com/p/gpexport/</text:span></text:a><text:span text:style-name="T7">)</text:span></text:p>
          <text:p text:style-name="P24"><text:span text:style-name="T7">R</text:span><text:span text:style-name="T41">ole: </text:span><text:span text:style-name="T23">Developer</text:span></text:p>
          <text:p text:style-name="P25">S<text:span text:style-name="T41">ome bug fixes and optimization.</text:span></text:p>
          <text:p text:style-name="P23"/>
        </text:list-item>
        <text:list-item>
          <text:p text:style-name="P23">S<text:span text:style-name="T35">imple </text:span>Cloth Simulation (<text:a xlink:type="simple" xlink:href="http://blog.csdn.net/yaoyansi/archive/2007/09/05/1774002.aspx">http://blog.csdn.net/yaoyansi/archive/2007/09/05/1774002.aspx</text:a>)</text:p>
          <text:p text:style-name="P24">R<text:span text:style-name="T41">ole: Creator</text:span></text:p>
          <text:p text:style-name="P23"><text:soft-page-break/>I<text:span text:style-name="T35">mplemented the Mass-Spring module for cloth simulation. D</text:span>eveloped an algorithm fo<text:span text:style-name="T39">r computing</text:span> a <text:span text:style-name="T35">general </text:span>polyhedron'<text:span text:style-name="T39">s </text:span>volume. T<text:span text:style-name="T37">his algorithm i</text:span>s mentioned in <text:span text:style-name="T3">Game Development Gems 6.</text:span></text:p>
          <text:p text:style-name="P28"/>
        </text:list-item>
        <text:list-item>
          <text:p text:style-name="P25"><text:span text:style-name="T22">OpenCollada(</text:span><text:a xlink:type="simple" xlink:href="http://code.google.com/p/opencollada/"><text:span text:style-name="T22">http://code.google.com/p/opencollada/</text:span></text:a><text:span text:style-name="T22">)</text:span></text:p>
          <text:p text:style-name="P24"><text:span text:style-name="T22">R</text:span><text:span text:style-name="T23">ole: Developer</text:span></text:p>
          <text:p text:style-name="P18">Op<text:span text:style-name="T36">timized</text:span> the <text:span text:style-name="T36">3ds export with lib3ds, and some bug fixes.</text:span></text:p>
        </text:list-item>
      </text:list>
      <text:p text:style-name="P8"/>
      <text:list xml:id="list225324837622816" text:continue-numbering="true" text:style-name="L2">
        <text:list-item>
          <text:p text:style-name="P14"><text:span text:style-name="T21">GPUSphsim (</text:span><text:a xlink:type="simple" xlink:href="http://code.google.com/p/gpusphsim/"><text:span text:style-name="T21">http://code.google.com/p/gpusphsim/</text:span></text:a><text:span text:style-name="T21">).</text:span></text:p>
          <text:p text:style-name="P24"><text:span text:style-name="T22">R</text:span><text:span text:style-name="T23">ole: Developer</text:span></text:p>
          <text:p text:style-name="P30"><text:span text:style-name="T7">Implement</text:span><text:span text:style-name="T9">ed</text:span><text:span text:style-name="T7"> the fluid surface construction </text:span><text:span text:style-name="T9">using Meta-ball algorithm.</text:span></text:p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1-16T22:53:24.454149914</dc:date>
    <meta:editing-duration>PT5H49M6S</meta:editing-duration>
    <meta:editing-cycles>116</meta:editing-cycles>
    <dc:creator>user0 </dc:creator>
    <meta:document-statistic meta:table-count="0" meta:image-count="0" meta:object-count="0" meta:page-count="3" meta:paragraph-count="82" meta:word-count="605" meta:character-count="4438" meta:non-whitespace-character-count="3836"/>
  </office:meta>
</office:document-meta>
</file>